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2.54cm" svg:x="7.96cm" svg:y="2.2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2.54cm" svg:x="7.96cm" svg:y="25.765cm">
          <text:p text:style-name="P1">Exi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1.43cm" svg:height="1.905cm" svg:x="4.81cm" svg:y="7.35cm">
          <text:p text:style-name="P1">Ask for temperature<text:line-break/>Store in fahrenhei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7.78cm" svg:height="1.905cm" svg:x="1.635cm" svg:y="17.51cm">
          <text:p text:style-name="P1">Print “Temperature is &lt;celsius&gt; Celsius.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43cm" svg:height="1.905cm" svg:x="4.81cm" svg:y="21.955cm">
          <text:p text:style-name="P1">Print newli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9.525cm" svg:height="3.175cm" svg:x="6.08cm" svg:y="11.795cm">
          <text:p text:style-name="P1">compute (fahrenheit – 32) * 5/9<text:line-break/>Store result in celsi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4.81cm" svg:x2="10.525cm" svg:y2="7.35cm">
          <text:p/>
        </draw:line>
        <draw:line draw:style-name="gr2" draw:text-style-name="P1" draw:layer="layout" svg:x1="10.525cm" svg:y1="9.255cm" svg:x2="10.525cm" svg:y2="11.795cm">
          <text:p/>
        </draw:line>
        <draw:line draw:style-name="gr2" draw:text-style-name="P1" draw:layer="layout" svg:x1="10.525cm" svg:y1="14.97cm" svg:x2="10.525cm" svg:y2="17.51cm">
          <text:p/>
        </draw:line>
        <draw:line draw:style-name="gr2" draw:text-style-name="P1" draw:layer="layout" svg:x1="10.525cm" svg:y1="19.415cm" svg:x2="10.525cm" svg:y2="21.955cm">
          <text:p/>
        </draw:line>
        <draw:line draw:style-name="gr2" draw:text-style-name="P1" draw:layer="layout" svg:x1="10.525cm" svg:y1="23.86cm" svg:x2="10.525cm" svg:y2="25.7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ive user</meta:initial-creator>
    <meta:creation-date>2011-07-29T01:24:44</meta:creation-date>
    <dc:date>2011-07-29T01:34:21</dc:date>
    <dc:creator>Live user</dc:creator>
    <meta:editing-duration>PT00H09M38S</meta:editing-duration>
    <meta:editing-cycles>3</meta:editing-cycles>
    <meta:generator>OpenOffice.org/3.2$Linux OpenOffice.org_project/320m12$Build-9483</meta:generator>
    <meta:document-statistic meta:object-count="11"/>
  </office:meta>
</office:document-meta>
</file>